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WithEnum.setTestEnum( TestEnum customEnu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WithEnum.getTestEnu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tEnumLab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tEnum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